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ato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fectiv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que nominativo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ransferencia electrónica de fondo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rjeta de crédit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nedero electrónic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nero electrónic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ales de despens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ción en pag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go por subrogació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go por consignació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ndonació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mpensació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ovació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onfusió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emisión de deud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rescripción o caducida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 satisfacción del acreedo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arjeta de débit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arjeta de servicio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plicación de anticipo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or defini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1T08:13:54.052296524</meta:creation-date>
    <dc:date>2020-10-21T08:15:07.596800684</dc:date>
    <meta:editing-duration>PT1M14S</meta:editing-duration>
    <meta:editing-cycles>1</meta:editing-cycles>
    <meta:document-statistic meta:table-count="1" meta:cell-count="42" meta:object-count="0"/>
    <meta:generator>LibreOffice/6.0.7.3$Linux_X86_64 LibreOffice_project/00m0$Build-3</meta:generator>
  </office:meta>
</office:document-meta>
</file>